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15.909cm"/>
    </style:style>
    <style:style style:name="co3" style:family="table-column">
      <style:table-column-properties fo:break-before="auto" style:column-width="16.0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9.6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ffd32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2" office:value-type="string">
            <text:p>en</text:p>
          </table:table-cell>
          <table:table-cell table:style-name="ce3" office:value-type="string">
            <text:p>es</text:p>
          </table:table-cell>
        </table:table-row>
        <table:table-row table:style-name="ro1">
          <table:table-cell office:value-type="string">
            <text:p>BOOT_0</text:p>
          </table:table-cell>
          <table:table-cell office:value-type="string">
            <text:p>Visualizing Icons...</text:p>
          </table:table-cell>
          <table:table-cell office:value-type="string">
            <text:p>Visualizando Iconos...</text:p>
          </table:table-cell>
        </table:table-row>
        <table:table-row table:style-name="ro1">
          <table:table-cell office:value-type="string">
            <text:p>BOOT_1</text:p>
          </table:table-cell>
          <table:table-cell office:value-type="string">
            <text:p>Loading Skins...</text:p>
          </table:table-cell>
          <table:table-cell office:value-type="string">
            <text:p>Cargando Skins...</text:p>
          </table:table-cell>
        </table:table-row>
        <table:table-row table:style-name="ro1">
          <table:table-cell office:value-type="string">
            <text:p>BOOT_2</text:p>
          </table:table-cell>
          <table:table-cell office:value-type="string">
            <text:p>Mixing SFX...</text:p>
          </table:table-cell>
          <table:table-cell office:value-type="string">
            <text:p>Mezclando SFX...</text:p>
          </table:table-cell>
        </table:table-row>
        <table:table-row table:style-name="ro1">
          <table:table-cell office:value-type="string">
            <text:p>BOOT_ITEMS</text:p>
          </table:table-cell>
          <table:table-cell office:value-type="string">
            <text:p>Creating Items...</text:p>
          </table:table-cell>
          <table:table-cell office:value-type="string">
            <text:p>Creando Objectos...</text:p>
          </table:table-cell>
        </table:table-row>
        <table:table-row table:style-name="ro1">
          <table:table-cell office:value-type="string">
            <text:p>BOOT_FOOD</text:p>
          </table:table-cell>
          <table:table-cell office:value-type="string">
            <text:p>Tagging Food...</text:p>
          </table:table-cell>
          <table:table-cell office:value-type="string">
            <text:p>Etiquetando Comida...</text:p>
          </table:table-cell>
        </table:table-row>
        <table:table-row table:style-name="ro1">
          <table:table-cell office:value-type="string">
            <text:p>BOOT_RECIPES</text:p>
          </table:table-cell>
          <table:table-cell office:value-type="string">
            <text:p>Building Recipes</text:p>
          </table:table-cell>
          <table:table-cell office:value-type="string">
            <text:p>Escribiendo Recetas...</text:p>
          </table:table-cell>
        </table:table-row>
        <table:table-row table:style-name="ro1">
          <table:table-cell office:value-type="string">
            <text:p>warning_invalid_resort</text:p>
          </table:table-cell>
          <table:table-cell office:value-type="string">
            <text:p>This resort is not valid for this action. Maybe it does not exist?</text:p>
          </table:table-cell>
          <table:table-cell office:value-type="string">
            <text:p>Este complejo no es valido para esta accion. ¿Puede que no exista?</text:p>
          </table:table-cell>
        </table:table-row>
        <table:table-row table:style-name="ro1">
          <table:table-cell office:value-type="string">
            <text:p>warning_invalid_name</text:p>
          </table:table-cell>
          <table:table-cell office:value-type="string">
            <text:p>This resort name is not valid, be sure to exclude special characters.</text:p>
          </table:table-cell>
          <table:table-cell office:value-type="string">
            <text:p>Este nombre de complejo no es valido, asegurate de remover caracteres especiales.</text:p>
          </table:table-cell>
        </table:table-row>
        <table:table-row table:style-name="ro1">
          <table:table-cell office:value-type="string">
            <text:p>warning_already_exists</text:p>
          </table:table-cell>
          <table:table-cell office:value-type="string">
            <text:p>This name is already taken by another resort! Delete it or go to your saves folder and move it.</text:p>
          </table:table-cell>
          <table:table-cell office:value-type="string">
            <text:p>Un complejo con este nombre ya existe! Eliminalo o ve a la carpeta de guardados y muevelo.</text:p>
          </table:table-cell>
        </table:table-row>
        <table:table-row table:style-name="ro1">
          <table:table-cell office:value-type="string">
            <text:p>warning_key_duplicated</text:p>
          </table:table-cell>
          <table:table-cell office:value-type="string">
            <text:p>This key is already binded to another action!</text:p>
          </table:table-cell>
          <table:table-cell office:value-type="string">
            <text:p>¡Esta tecla ya esta conectada a otra accion!</text:p>
          </table:table-cell>
        </table:table-row>
        <table:table-row table:style-name="ro1">
          <table:table-cell office:value-type="string">
            <text:p>press_start</text:p>
          </table:table-cell>
          <table:table-cell office:value-type="string">
            <text:p>Press {0} to start!</text:p>
          </table:table-cell>
          <table:table-cell office:value-type="string">
            <text:p>Presiona {0} para empezar!</text:p>
          </table:table-cell>
        </table:table-row>
        <table:table-row table:style-name="ro1">
          <table:table-cell office:value-type="string">
            <text:p>new_game</text:p>
          </table:table-cell>
          <table:table-cell office:value-type="string">
            <text:p>New Game</text:p>
          </table:table-cell>
          <table:table-cell office:value-type="string">
            <text:p>Nueva Partida</text:p>
          </table:table-cell>
        </table:table-row>
        <table:table-row table:style-name="ro1">
          <table:table-cell office:value-type="string">
            <text:p>load_game</text:p>
          </table:table-cell>
          <table:table-cell office:value-type="string">
            <text:p>Load Game</text:p>
          </table:table-cell>
          <table:table-cell office:value-type="string">
            <text:p>Cargar Partida</text:p>
          </table:table-cell>
        </table:table-row>
        <table:table-row table:style-name="ro1">
          <table:table-cell office:value-type="string">
            <text:p>continue</text:p>
          </table:table-cell>
          <table:table-cell office:value-type="string">
            <text:p>Continue</text:p>
          </table:table-cell>
          <table:table-cell office:value-type="string">
            <text:p>Continuar</text:p>
          </table:table-cell>
        </table:table-row>
        <table:table-row table:style-name="ro1">
          <table:table-cell office:value-type="string">
            <text:p>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credits</text:p>
          </table:table-cell>
          <table:table-cell office:value-type="string">
            <text:p>Credits</text:p>
          </table:table-cell>
          <table:table-cell office:value-type="string">
            <text:p>Creditos</text:p>
          </table:table-cell>
        </table:table-row>
        <table:table-row table:style-name="ro1">
          <table:table-cell office:value-type="string">
            <text:p>exit</text:p>
          </table:table-cell>
          <table:table-cell office:value-type="string">
            <text:p>Exit</text:p>
          </table:table-cell>
          <table:table-cell office:value-type="string">
            <text:p>Salir</text:p>
          </table:table-cell>
        </table:table-row>
        <table:table-row table:style-name="ro1">
          <table:table-cell office:value-type="string">
            <text:p>new_note</text:p>
          </table:table-cell>
          <table:table-cell office:value-type="string">
            <text:p>Save data from the alpha may not carry over to later versions.</text:p>
          </table:table-cell>
          <table:table-cell office:value-type="string">
            <text:p>Partidas guardadas no tienen garantizado funcionar en versiones posteriores</text:p>
          </table:table-cell>
        </table:table-row>
        <table:table-row table:style-name="ro1">
          <table:table-cell office:value-type="string">
            <text:p>new_resort_placeholder</text:p>
          </table:table-cell>
          <table:table-cell office:value-type="string">
            <text:p>Type a name for your resort</text:p>
          </table:table-cell>
          <table:table-cell office:value-type="string">
            <text:p>Escribe un nombre para tu complejo</text:p>
          </table:table-cell>
        </table:table-row>
        <table:table-row table:style-name="ro1">
          <table:table-cell office:value-type="string">
            <text:p>new_player_placeholder</text:p>
          </table:table-cell>
          <table:table-cell office:value-type="string">
            <text:p>Type a name for yourself!</text:p>
          </table:table-cell>
          <table:table-cell office:value-type="string">
            <text:p>Escribe un nombre para ti!</text:p>
          </table:table-cell>
        </table:table-row>
        <table:table-row table:style-name="ro1">
          <table:table-cell office:value-type="string">
            <text:p>new_begin</text:p>
          </table:table-cell>
          <table:table-cell office:value-type="string">
            <text:p>Begin</text:p>
          </table:table-cell>
          <table:table-cell office:value-type="string">
            <text:p>Comenzar</text:p>
          </table:table-cell>
        </table:table-row>
        <table:table-row table:style-name="ro1">
          <table:table-cell office:value-type="string">
            <text:p>load_quote</text:p>
          </table:table-cell>
          <table:table-cell office:value-type="string">
            <text:p>Choose a resort to play!</text:p>
          </table:table-cell>
          <table:table-cell office:value-type="string">
            <text:p>¡Escoge una partida para jugar!</text:p>
          </table:table-cell>
        </table:table-row>
        <table:table-row table:style-name="ro2">
          <table:table-cell office:value-type="string">
            <text:p>confirmation_</text:p>
          </table:table-cell>
          <table:table-cell office:value-type="string">
            <text:p>Are you sure you want to do that?</text:p>
            <text:p>(This action cannot be reverted)</text:p>
            <text:p/>
            <text:p>Type "Yes" and hit Enter to confirm</text:p>
          </table:table-cell>
          <table:table-cell office:value-type="string">
            <text:p>¿Estas seguro que quieres hacer eso?</text:p>
            <text:p>(Esta accion no se puede revertir)</text:p>
            <text:p/>
            <text:p>Escribe “Si” y presiona Enter para confirmar</text:p>
          </table:table-cell>
        </table:table-row>
        <table:table-row table:style-name="ro1">
          <table:table-cell office:value-type="string">
            <text:p>confirmation_select</text:p>
          </table:table-cell>
          <table:table-cell table:number-columns-repeated="2"/>
        </table:table-row>
        <table:table-row table:style-name="ro1">
          <table:table-cell office:value-type="string">
            <text:p>confirmation_yes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</table:table-row>
        <table:table-row table:style-name="ro1">
          <table:table-cell office:value-type="string">
            <text:p>confirmation_no</text:p>
          </table:table-cell>
          <table:table-cell office:value-type="string">
            <text:p>Nope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options_music</text:p>
          </table:table-cell>
          <table:table-cell office:value-type="string">
            <text:p>Music</text:p>
          </table:table-cell>
          <table:table-cell office:value-type="string">
            <text:p>Musica</text:p>
          </table:table-cell>
        </table:table-row>
        <table:table-row table:style-name="ro1">
          <table:table-cell office:value-type="string">
            <text:p>options_sounds</text:p>
          </table:table-cell>
          <table:table-cell office:value-type="string">
            <text:p>Sounds</text:p>
          </table:table-cell>
          <table:table-cell office:value-type="string">
            <text:p>Sonidos</text:p>
          </table:table-cell>
        </table:table-row>
        <table:table-row table:style-name="ro1">
          <table:table-cell office:value-type="string">
            <text:p>options_fullscreen</text:p>
          </table:table-cell>
          <table:table-cell office:value-type="string">
            <text:p>Fullscreen</text:p>
          </table:table-cell>
          <table:table-cell office:value-type="string">
            <text:p>Panoramica</text:p>
          </table:table-cell>
        </table:table-row>
        <table:table-row table:style-name="ro1">
          <table:table-cell office:value-type="string">
            <text:p>options_windowed</text:p>
          </table:table-cell>
          <table:table-cell office:value-type="string">
            <text:p>Windowed</text:p>
          </table:table-cell>
          <table:table-cell office:value-type="string">
            <text:p>Ventana</text:p>
          </table:table-cell>
        </table:table-row>
        <table:table-row table:style-name="ro1">
          <table:table-cell office:value-type="string">
            <text:p>controls_up</text:p>
          </table:table-cell>
          <table:table-cell office:value-type="string">
            <text:p>Move Up</text:p>
          </table:table-cell>
          <table:table-cell office:value-type="string">
            <text:p>Caminar para Abajo</text:p>
          </table:table-cell>
        </table:table-row>
        <table:table-row table:style-name="ro1">
          <table:table-cell office:value-type="string">
            <text:p>controls_down</text:p>
          </table:table-cell>
          <table:table-cell office:value-type="string">
            <text:p>Move Down</text:p>
          </table:table-cell>
          <table:table-cell office:value-type="string">
            <text:p>Caminar para Arriba</text:p>
          </table:table-cell>
        </table:table-row>
        <table:table-row table:style-name="ro1">
          <table:table-cell office:value-type="string">
            <text:p>controls_left</text:p>
          </table:table-cell>
          <table:table-cell office:value-type="string">
            <text:p>Move Left</text:p>
          </table:table-cell>
          <table:table-cell office:value-type="string">
            <text:p>Caminar a la Izquiera</text:p>
          </table:table-cell>
        </table:table-row>
        <table:table-row table:style-name="ro1">
          <table:table-cell office:value-type="string">
            <text:p>controls_right</text:p>
          </table:table-cell>
          <table:table-cell office:value-type="string">
            <text:p>Move Right</text:p>
          </table:table-cell>
          <table:table-cell office:value-type="string">
            <text:p>Caminar a la Derecha</text:p>
          </table:table-cell>
        </table:table-row>
        <table:table-row table:style-name="ro1">
          <table:table-cell office:value-type="string">
            <text:p>controls_run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</table:table-row>
        <table:table-row table:style-name="ro1">
          <table:table-cell office:value-type="string">
            <text:p>controls_change_camera</text:p>
          </table:table-cell>
          <table:table-cell office:value-type="string">
            <text:p>Camera Mode</text:p>
          </table:table-cell>
          <table:table-cell office:value-type="string">
            <text:p>Modo de Camara</text:p>
          </table:table-cell>
        </table:table-row>
        <table:table-row table:style-name="ro1">
          <table:table-cell office:value-type="string">
            <text:p>controls_store</text:p>
          </table:table-cell>
          <table:table-cell office:value-type="string">
            <text:p>Store (Build Mode)</text:p>
          </table:table-cell>
          <table:table-cell office:value-type="string">
            <text:p>Almacenar (Construir)</text:p>
          </table:table-cell>
        </table:table-row>
        <table:table-row table:style-name="ro1">
          <table:table-cell office:value-type="string">
            <text:p>controls_sell</text:p>
          </table:table-cell>
          <table:table-cell office:value-type="string">
            <text:p>Sell (Build Mode)</text:p>
          </table:table-cell>
          <table:table-cell office:value-type="string">
            <text:p>Vender (Construir)</text:p>
          </table:table-cell>
        </table:table-row>
        <table:table-row table:style-name="ro1">
          <table:table-cell office:value-type="string">
            <text:p>controls_open_inventory</text:p>
          </table:table-cell>
          <table:table-cell office:value-type="string">
            <text:p>Open Inventory</text:p>
          </table:table-cell>
          <table:table-cell office:value-type="string">
            <text:p>Abrir Inventario</text:p>
          </table:table-cell>
        </table:table-row>
        <table:table-row table:style-name="ro1">
          <table:table-cell office:value-type="string">
            <text:p>controls_open_generations</text:p>
          </table:table-cell>
          <table:table-cell office:value-type="string">
            <text:p>Open Album</text:p>
          </table:table-cell>
          <table:table-cell office:value-type="string">
            <text:p>Abrir Album</text:p>
          </table:table-cell>
        </table:table-row>
        <table:table-row table:style-name="ro1">
          <table:table-cell office:value-type="string">
            <text:p>controls_interact</text:p>
          </table:table-cell>
          <table:table-cell office:value-type="string">
            <text:p>Interact</text:p>
          </table:table-cell>
          <table:table-cell office:value-type="string">
            <text:p>Interactuar</text:p>
          </table:table-cell>
        </table:table-row>
        <table:table-row table:style-name="ro1">
          <table:table-cell office:value-type="string">
            <text:p>controls_cancel</text:p>
          </table:table-cell>
          <table:table-cell office:value-type="string">
            <text:p>Cancel/Go Back</text:p>
          </table:table-cell>
          <table:table-cell office:value-type="string">
            <text:p>Cancelar/Regresar</text:p>
          </table:table-cell>
        </table:table-row>
        <table:table-row table:style-name="ro1">
          <table:table-cell office:value-type="string">
            <text:p>controls_pickup</text:p>
          </table:table-cell>
          <table:table-cell office:value-type="string">
            <text:p>Pickup Items/Aphids</text:p>
          </table:table-cell>
          <table:table-cell office:value-type="string">
            <text:p>Recoger/Tomar</text:p>
          </table:table-cell>
        </table:table-row>
        <table:table-row table:style-name="ro1">
          <table:table-cell office:value-type="string">
            <text:p>controls_movement_name</text:p>
          </table:table-cell>
          <table:table-cell office:value-type="string">
            <text:p>Movement</text:p>
          </table:table-cell>
          <table:table-cell office:value-type="string">
            <text:p>Movimiento</text:p>
          </table:table-cell>
        </table:table-row>
        <table:table-row table:style-name="ro1">
          <table:table-cell office:value-type="string">
            <text:p>controls_interactions_name</text:p>
          </table:table-cell>
          <table:table-cell office:value-type="string">
            <text:p>Interactions</text:p>
          </table:table-cell>
          <table:table-cell office:value-type="string">
            <text:p>Interacciones</text:p>
          </table:table-cell>
        </table:table-row>
        <table:table-row table:style-name="ro1">
          <table:table-cell office:value-type="string">
            <text:p>controls_mode_name</text:p>
          </table:table-cell>
          <table:table-cell office:value-type="string">
            <text:p>Camera &amp; Build Mode</text:p>
          </table:table-cell>
          <table:table-cell office:value-type="string">
            <text:p>Camara y Construcción</text:p>
          </table:table-cell>
        </table:table-row>
        <table:table-row table:style-name="ro1">
          <table:table-cell office:value-type="string">
            <text:p>controls_menus_name</text:p>
          </table:table-cell>
          <table:table-cell office:value-type="string">
            <text:p>Menu Access</text:p>
          </table:table-cell>
          <table:table-cell office:value-type="string">
            <text:p>Acceso de Menus</text:p>
          </table:table-cell>
        </table:table-row>
        <table:table-row table:style-name="ro1">
          <table:table-cell office:value-type="string">
            <text:p>controls_reset</text:p>
          </table:table-cell>
          <table:table-cell office:value-type="string">
            <text:p>Hold F1 to reset binds</text:p>
          </table:table-cell>
          <table:table-cell office:value-type="string">
            <text:p>Sosten F1 para resetar los controles</text:p>
          </table:table-cell>
        </table:table-row>
        <table:table-row table:style-name="ro3">
          <table:table-cell office:value-type="string">
            <text:p>help_desc_0</text:p>
          </table:table-cell>
          <table:table-cell office:value-type="string">
            <text:p>Welcome to the Resort! Start by hatching your first Aphid.</text:p>
            <text:p>Press {0} to open the inventory, click on an item to pull it, and press {1} to drop it.</text:p>
            <text:p>Use the same button to pickup stuff as well!</text:p>
          </table:table-cell>
          <table:table-cell office:value-type="string">
            <text:p>¡Bienvenido al Complejo! Empieza criando a tu primer Áfido.</text:p>
            <text:p>Presiona {0} para abrir el inventario, clickea en un item para sacarlo, y presiona {1} para dejarlo en el suelo.</text:p>
            <text:p>¡Tambien puedes usar el mismo boton para recoger!</text:p>
          </table:table-cell>
        </table:table-row>
        <table:table-row table:style-name="ro4">
          <table:table-cell office:value-type="string">
            <text:p>help_desc_1</text:p>
          </table:table-cell>
          <table:table-cell office:value-type="string">
            <text:p>Aphids need to be taken care of! Interact with them using {0} to pet them.</text:p>
            <text:p>Be sure to also give them [color=cyan]food and water[/color]!</text:p>
          </table:table-cell>
          <table:table-cell office:value-type="string">
            <text:p>Áfidos requieren de cuidado. Interactua presionando {0} para acariciarlos.</text:p>
            <text:p>Asegurate de darles de [color=cyan]comer y beber[/color]!</text:p>
          </table:table-cell>
        </table:table-row>
        <table:table-row table:style-name="ro4">
          <table:table-cell office:value-type="string">
            <text:p>help_desc_2</text:p>
          </table:table-cell>
          <table:table-cell office:value-type="string">
            <text:p>You can buy supplies at the [color=cyan]store[/color], simply stand in front of it and interact with it.</text:p>
            <text:p>This applies to anything that looks, and is, interactable!</text:p>
          </table:table-cell>
          <table:table-cell office:value-type="string">
            <text:p>Compra provisiones en la [color=cyan ]tienda[/color], simplemente situate enfrente de ella e interactua.</text:p>
            <text:p>¡Esto aplica para todo lo que se vea Y sea interactuable!</text:p>
          </table:table-cell>
        </table:table-row>
        <table:table-row table:style-name="ro4">
          <table:table-cell office:value-type="string">
            <text:p>help_desc_3</text:p>
          </table:table-cell>
          <table:table-cell office:value-type="string">
            <text:p>Money grows from Aphids, literally!</text:p>
            <text:p>Interact with [color=#e33d00]outlined[/color] aphids to harvest them for berries.</text:p>
          </table:table-cell>
          <table:table-cell office:value-type="string">
            <text:p>El dinero crece de los Áfidos, ¡literalmente!</text:p>
            <text:p>Interactua con áfidos [color=#e33d00]delineados[/color] para cultivarlos por bayas.</text:p>
          </table:table-cell>
        </table:table-row>
        <table:table-row table:style-name="ro4">
          <table:table-cell office:value-type="string">
            <text:p>help_desc_4</text:p>
          </table:table-cell>
          <table:table-cell office:value-type="string">
            <text:p>You can make better snacks at the kitchen, mix and match ingredients to find a worthy meal.</text:p>
            <text:p>Remember that your aphids have a unique preference for certain food types!</text:p>
          </table:table-cell>
          <table:table-cell office:value-type="string">
            <text:p>Puedes hacer mejores snacks en la cocina, mezcla y combina para encontrar una cena apropaiada.</text:p>
            <text:p>¡Recuerda que tus áfidos tendran una preferencia unica por ciertos tipos de comida!</text:p>
          </table:table-cell>
        </table:table-row>
        <table:table-row table:style-name="ro4">
          <table:table-cell office:value-type="string">
            <text:p>help_desc_5</text:p>
          </table:table-cell>
          <table:table-cell office:value-type="string">
            <text:p>Want to see your progress? Open the generational album with {0} and admire all of</text:p>
            <text:p>your current and past aphids under your care.</text:p>
          </table:table-cell>
          <table:table-cell office:value-type="string">
            <text:p>¿Quieres ver tu progreso? Abre el album generacional con {0} y admira todos</text:p>
            <text:p>los áfidos presentes y pasados bajo tu cuidado.</text:p>
          </table:table-cell>
        </table:table-row>
        <table:table-row table:style-name="ro4">
          <table:table-cell office:value-type="string">
            <text:p>help_desc_6</text:p>
          </table:table-cell>
          <table:table-cell office:value-type="string">
            <text:p>You can rename an Aphid by picking it up and pressing its name on the top left.</text:p>
            <text:p>It also shows its current stats, skills and status.</text:p>
          </table:table-cell>
          <table:table-cell office:value-type="string">
            <text:p>Puedes renombrar un Áfido recogiendolo y presionando su nombre en la parte izquierda arriba.</text:p>
            <text:p>Aquí tambien muestra sus estadisticas, habilidades y estatus.</text:p>
          </table:table-cell>
        </table:table-row>
        <table:table-row table:style-name="ro4">
          <table:table-cell office:value-type="string">
            <text:p>help_desc_7</text:p>
          </table:table-cell>
          <table:table-cell office:value-type="string">
            <text:p>Get a better view of your resort by pressing {0} from where you can access the furniture mode!</text:p>
            <text:p>You can also take screenshots with F1 and see them from the album.</text:p>
          </table:table-cell>
          <table:table-cell office:value-type="string">
            <text:p>¡Consigue una mejor vision del complejo presionando {0} donde puedes acceder al modo construcción!</text:p>
            <text:p>Tambien puedes tomar capturas de pantalla usando F1 y verlas en el album.</text:p>
          </table:table-cell>
        </table:table-row>
        <table:table-row table:style-name="ro1">
          <table:table-cell office:value-type="string">
            <text:p>pause_resume</text:p>
          </table:table-cell>
          <table:table-cell office:value-type="string">
            <text:p>Resume</text:p>
          </table:table-cell>
          <table:table-cell office:value-type="string">
            <text:p>Reanudar</text:p>
          </table:table-cell>
        </table:table-row>
        <table:table-row table:style-name="ro1">
          <table:table-cell office:value-type="string">
            <text:p>pause_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pause_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pause_help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</table:table-row>
        <table:table-row table:style-name="ro1">
          <table:table-cell office:value-type="string">
            <text:p>pause_backtomenu</text:p>
          </table:table-cell>
          <table:table-cell office:value-type="string">
            <text:p>Back to Menu</text:p>
          </table:table-cell>
          <table:table-cell office:value-type="string">
            <text:p>Volver al Menu</text:p>
          </table:table-cell>
        </table:table-row>
        <table:table-row table:style-name="ro1">
          <table:table-cell office:value-type="string">
            <text:p>pause_exit</text:p>
          </table:table-cell>
          <table:table-cell office:value-type="string">
            <text:p>Exit to Desktop</text:p>
          </table:table-cell>
          <table:table-cell office:value-type="string">
            <text:p>Salir al Escritorio</text:p>
          </table:table-cell>
        </table:table-row>
        <table:table-row table:style-name="ro5">
          <table:table-cell office:value-type="string">
            <text:p>credits_note</text:p>
          </table:table-cell>
          <table:table-cell office:value-type="string">
            <text:p>Created in the Godot 4 Engine</text:p>
            <text:p/>
            <text:p>SOUND ASSETS</text:p>
            <text:p/>
            <text:p>“Rustling leaves” by Pixabay (Pixabay)</text:p>
            <text:p>“Camera Flash” by irinairinafomicheva (Pixabay)</text:p>
            <text:p/>
            <text:p>MISC ASSETS</text:p>
            <text:p/>
            <text:p>Outline Shader by Julian-Vos</text:p>
            <text:p>Shine Shader (for the logo) by ACB_Gamez (and others)</text:p>
            <text:p>3D Aphid Model by Leo from the official BF discord (hello)</text:p>
            <text:p/>
            <text:p>SPECIAL THANKS</text:p>
            <text:p/>
            <text:p>To the fan game Chao Resort Island by Nefault1st for being an inspiration for this!</text:p>
            <text:p/>
            <text:p>---------------------------------</text:p>
            <text:p>Unless stated otherwise, all other components had been created, programmed and designed by me, Summer</text:p>
            <text:p>Characters and places are from Bug Fables: The Everlasting Sapling by Moonsprout Games</text:p>
            <text:p>------------------------</text:p>
          </table:table-cell>
          <table:table-cell office:value-type="string">
            <text:p>Hecho con el motor Godot 4</text:p>
            <text:p/>
            <text:p>ARCHIVOS DE SONIDO</text:p>
            <text:p/>
            <text:p>“Rustling leaves” por Pixabay (Pixabay)</text:p>
            <text:p>“Camera Flash” por irinairinafomicheva (Pixabay)</text:p>
            <text:p/>
            <text:p>ARCHIVOS MISCELANEOS</text:p>
            <text:p/>
            <text:p>Outline Shader por Julian-Vos</text:p>
            <text:p>Shine Shader (para el logo) por ACB_Gamez (y otros)</text:p>
            <text:p>3D Aphid Model por Leo del discord official de Bug Fables</text:p>
            <text:p/>
            <text:p>GRACIAS ESPECIALES</text:p>
            <text:p/>
            <text:p>Al juego fan Chao Resort Island por Nefault1st por ser una inspiracion para esto!</text:p>
            <text:p/>
            <text:p>---------------------------------</text:p>
            <text:p>A menos dicho lo contrario, todo los demas componentes han sido creados, programados y deiseñados por mi Summer</text:p>
            <text:p>Caracteres y lugares vienen de Bug Fables: The Everlasting Sapling por Moonsprout Games</text:p>
            <text:p>------------------------</text:p>
          </table:table-cell>
        </table:table-row>
        <table:table-row table:style-name="ro4">
          <table:table-cell office:value-type="string">
            <text:p>generations_description</text:p>
          </table:table-cell>
          <table:table-cell office:value-type="string">
            <text:p>Here you can see all the aphids you have raised through your time in the resort.</text:p>
            <text:p>Double click on an aphid to mark its location in the map.</text:p>
          </table:table-cell>
          <table:table-cell office:value-type="string">
            <text:p>Aquí podras ver a todas las mascotas que has criado a traves del tiempo en el complejo.</text:p>
            <text:p>Haz doble click para marcar la ubicacion de una mascota en el mapa.</text:p>
          </table:table-cell>
        </table:table-row>
        <table:table-row table:style-name="ro1">
          <table:table-cell office:value-type="string">
            <text:p>generations_owner</text:p>
          </table:table-cell>
          <table:table-cell office:value-type="string">
            <text:p>Owned By</text:p>
          </table:table-cell>
          <table:table-cell office:value-type="string">
            <text:p>Dueño De</text:p>
          </table:table-cell>
        </table:table-row>
        <table:table-row table:style-name="ro1">
          <table:table-cell office:value-type="string">
            <text:p>generations_parent</text:p>
          </table:table-cell>
          <table:table-cell office:value-type="string">
            <text:p>Children of</text:p>
          </table:table-cell>
          <table:table-cell office:value-type="string">
            <text:p>Crío de</text:p>
          </table:table-cell>
        </table:table-row>
        <table:table-row table:style-name="ro1">
          <table:table-cell office:value-type="string">
            <text:p>store_item_name</text:p>
          </table:table-cell>
          <table:table-cell office:value-type="string">
            <text:p>Azzy’s Food Cabinet</text:p>
          </table:table-cell>
          <table:table-cell office:value-type="string">
            <text:p>Puesto de Alimentos de Azzy</text:p>
          </table:table-cell>
        </table:table-row>
        <table:table-row table:style-name="ro1">
          <table:table-cell office:value-type="string">
            <text:p>store_item_desc</text:p>
          </table:table-cell>
          <table:table-cell office:value-type="string">
            <text:p>Purchase basic items for Aphid caretaking.</text:p>
          </table:table-cell>
          <table:table-cell office:value-type="string">
            <text:p>Adquiere objectos basicos para el cuidado de Áfidos.</text:p>
          </table:table-cell>
        </table:table-row>
        <table:table-row table:style-name="ro1">
          <table:table-cell office:value-type="string">
            <text:p>store_furniture_name</text:p>
          </table:table-cell>
          <table:table-cell office:value-type="string">
            <text:p>Furniture Cabinet</text:p>
          </table:table-cell>
          <table:table-cell office:value-type="string">
            <text:p>Cabina de muebles</text:p>
          </table:table-cell>
        </table:table-row>
        <table:table-row table:style-name="ro1">
          <table:table-cell office:value-type="string">
            <text:p>store_furniture_desc</text:p>
          </table:table-cell>
          <table:table-cell office:value-type="string">
            <text:p>A sorting of all trinkets and props that the resort sells.</text:p>
          </table:table-cell>
          <table:table-cell office:value-type="string">
            <text:p>Una coleccion de todos los aparatos y decoraciones que el complejo vende.</text:p>
          </table:table-cell>
        </table:table-row>
        <table:table-row table:style-name="ro1">
          <table:table-cell office:value-type="string">
            <text:p>resort_golden_name</text:p>
          </table:table-cell>
          <table:table-cell office:value-type="string">
            <text:p>Golden Plains</text:p>
          </table:table-cell>
          <table:table-cell office:value-type="string">
            <text:p>NOT_IMPLEMENTED</text:p>
          </table:table-cell>
        </table:table-row>
        <table:table-row table:style-name="ro1">
          <table:table-cell office:value-type="string">
            <text:p>resort_golden_desc</text:p>
          </table:table-cell>
          <table:table-cell office:value-type="string">
            <text:p>Situated at the Golden Settlement, Its this first accomodation of many.</text:p>
          </table:table-cell>
          <table:table-cell office:value-type="string">
            <text:p>NOT_IMPLEMENTED</text:p>
          </table:table-cell>
        </table:table-row>
        <table:table-row table:style-name="ro1">
          <table:table-cell office:value-type="string">
            <text:p>bio_name_placeholder</text:p>
          </table:table-cell>
          <table:table-cell office:value-type="string">
            <text:p>Aphid Name</text:p>
          </table:table-cell>
          <table:table-cell office:value-type="string">
            <text:p>Nombre del Áfido</text:p>
          </table:table-cell>
        </table:table-row>
        <table:table-row table:style-name="ro1">
          <table:table-cell office:value-type="string">
            <text:p>kitchen_lockrecipe</text:p>
          </table:table-cell>
          <table:table-cell office:value-type="string">
            <text:p>Repeat Recipe</text:p>
          </table:table-cell>
          <table:table-cell office:value-type="string">
            <text:p>Repetir Receta</text:p>
          </table:table-cell>
        </table:table-row>
        <table:table-row table:style-name="ro1">
          <table:table-cell office:value-type="string">
            <text:p>flavor_0</text:p>
          </table:table-cell>
          <table:table-cell office:value-type="string">
            <text:p>Sweet</text:p>
          </table:table-cell>
          <table:table-cell office:value-type="string">
            <text:p>Dulce</text:p>
          </table:table-cell>
        </table:table-row>
        <table:table-row table:style-name="ro1">
          <table:table-cell office:value-type="string">
            <text:p>flavor_1</text:p>
          </table:table-cell>
          <table:table-cell office:value-type="string">
            <text:p>Sour</text:p>
          </table:table-cell>
          <table:table-cell office:value-type="string">
            <text:p>Agrio</text:p>
          </table:table-cell>
        </table:table-row>
        <table:table-row table:style-name="ro1">
          <table:table-cell office:value-type="string">
            <text:p>flavor_2</text:p>
          </table:table-cell>
          <table:table-cell office:value-type="string">
            <text:p>Salty</text:p>
          </table:table-cell>
          <table:table-cell office:value-type="string">
            <text:p>Salado</text:p>
          </table:table-cell>
        </table:table-row>
        <table:table-row table:style-name="ro1">
          <table:table-cell office:value-type="string">
            <text:p>flavor_3</text:p>
          </table:table-cell>
          <table:table-cell office:value-type="string">
            <text:p>Bitter</text:p>
          </table:table-cell>
          <table:table-cell office:value-type="string">
            <text:p>Amargo</text:p>
          </table:table-cell>
        </table:table-row>
        <table:table-row table:style-name="ro1">
          <table:table-cell office:value-type="string">
            <text:p>flavor_4</text:p>
          </table:table-cell>
          <table:table-cell office:value-type="string">
            <text:p>Vile</text:p>
          </table:table-cell>
          <table:table-cell office:value-type="string">
            <text:p>Vil</text:p>
          </table:table-cell>
        </table:table-row>
        <table:table-row table:style-name="ro1">
          <table:table-cell office:value-type="string">
            <text:p>flavor_5</text:p>
          </table:table-cell>
          <table:table-cell office:value-type="string">
            <text:p>Bland</text:p>
          </table:table-cell>
          <table:table-cell office:value-type="string">
            <text:p>Soso</text:p>
          </table:table-cell>
        </table:table-row>
        <table:table-row table:style-name="ro1">
          <table:table-cell office:value-type="string">
            <text:p>flavor_6</text:p>
          </table:table-cell>
          <table:table-cell office:value-type="string">
            <text:p>Average</text:p>
          </table:table-cell>
          <table:table-cell office:value-type="string">
            <text:p>Decen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6">26/10/2024</text:date>, <text:time>03:1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10-26T03:14:21.18</dc:date>
    <dc:creator>Summer </dc:creator>
    <meta:editing-duration>PT15H24M1S</meta:editing-duration>
    <meta:editing-cycles>69</meta:editing-cycles>
    <meta:document-statistic meta:table-count="1" meta:cell-count="246" meta:object-count="0"/>
  </office:meta>
</office:document-meta>
</file>